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13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57.27mm"/>
    </style:style>
    <style:style style:name="co4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5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10:.B36])" office:value-type="float" office:value="889.21" calcext:value-type="float">
            <text:p>889.21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39:.B55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8:.B64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68:.B71])"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72])" office:value-type="float" office:value="3062.91" calcext:value-type="float">
            <text:p>3062.91</text:p>
          </table:table-cell>
          <table:table-cell table:formula="of:=SUM([.C1:.C73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8:.B83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4];[.B85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 fees to precipice grant collaborator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host site reimbursement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awesome ann arbor grant 20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ce1" table:formula="of:=SUM([.B91:.B94])" office:value-type="float" office:value="1675" calcext:value-type="float">
            <text:p>167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3"/>
        </table:table-row>
        <table:table-row table:style-name="ro1">
          <table:table-cell/>
          <table:table-cell table:formula="of:=SUM([.B87];[.B96])" office:value-type="float" office:value="-2568.73" calcext:value-type="float">
            <text:p>-2568.73</text:p>
          </table:table-cell>
          <table:table-cell table:number-columns-repeated="2"/>
        </table:table-row>
      </table:table>
      <table:table table:name="expenses-2018" table:style-name="ta1"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DigitalOcean 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Callcentric 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formula="of:=SUM([.B7:.B10])" office:value-type="float" office:value="98.42" calcext:value-type="float">
            <text:p>98.4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12])" office:value-type="float" office:value="98.42" calcext:value-type="float">
            <text:p>98.42</text:p>
          </table:table-cell>
          <table:table-cell table:formula="of:=SUM([.C1:.C12])" office:value-type="float" office:value="98.42" calcext:value-type="float">
            <text:p>98.42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00-00-00</text:date>, <text:time style:data-style-name="N2" text:time-value="10:44:53.342239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0T10:45:41.929814015</dc:date>
    <meta:editing-duration>PT21H24M48S</meta:editing-duration>
    <meta:editing-cycles>125</meta:editing-cycles>
    <meta:generator>LibreOffice/5.1.6.2$Linux_X86_64 LibreOffice_project/10m0$Build-2</meta:generator>
    <meta:document-statistic meta:table-count="3" meta:cell-count="410" meta:object-count="0"/>
  </office:meta>
</office:document-meta>
</file>